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00b0f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4" draw:name="Titre 1" svg:x="1.66667in" svg:y="0in" svg:width="10in" svg:height="2.53333in" presentation:class="title" presentation:placeholder="false">
          <draw:text-box>
            <text:p text:style-name="a383" text:class-names="" text:cond-style-name=""><text:span text:style-name="a381" text:class-names="">PRESENTATION PROJET JAVASCRIPT</text:span><text:span text:style-name="a382" text:class-names=""/></text:p>
          </draw:text-box>
          <svg:title/>
          <svg:desc/>
        </draw:frame>
        <draw:frame draw:id="id64" draw:style-name="a389" draw:name="ZoneTexte 3" svg:x="0.21111in" svg:y="0.28889in" svg:width="1.91729in" svg:height="0.40391in">
          <draw:text-box>
            <text:p text:style-name="a388" text:class-names="" text:cond-style-name=""><text:span text:style-name="a385" text:class-names="">Gloire<text:s text:c="1"/></text:span><text:span text:style-name="a386" text:class-names="">Dianzenza</text:span><text:span text:style-name="a38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tagiaire 8 Poissy</meta:initial-creator>
    <dc:creator>Stagiaire 8 Poissy</dc:creator>
    <meta:creation-date>2024-07-15T08:02:41Z</meta:creation-date>
    <dc:date>2024-07-15T08:02:55Z</dc:date>
    <meta:editing-cycles>1</meta:editing-cycles>
    <meta:editing-duration>PT13S</meta:editing-duration>
    <meta:document-statistic meta:paragraph-count="2" meta:word-count="5"/>
  </office:meta>
</office:document-meta>
</file>